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njaliOldLipi" fo:font-size="10pt" officeooo:paragraph-rsid="001e26fc" style:font-size-asian="10pt" style:font-size-complex="10pt"/>
    </style:style>
    <style:style style:name="P2" style:family="paragraph" style:parent-style-name="Standard" style:list-style-name="L12">
      <style:paragraph-properties fo:text-align="justify" style:justify-single-word="false"/>
      <style:text-properties style:font-name="AnjaliOldLipi" fo:font-size="10pt" officeooo:paragraph-rsid="001e26fc" style:font-size-asian="10pt" style:font-size-complex="10pt"/>
    </style:style>
    <style:style style:name="P3" style:family="paragraph" style:parent-style-name="Standard" style:list-style-name="L13">
      <style:paragraph-properties fo:text-align="justify" style:justify-single-word="false"/>
      <style:text-properties style:font-name="AnjaliOldLipi" fo:font-size="10pt" officeooo:paragraph-rsid="001e26fc" style:font-size-asian="10pt" style:font-size-complex="10pt"/>
    </style:style>
    <style:style style:name="P4" style:family="paragraph" style:parent-style-name="Standard" style:list-style-name="L14">
      <style:paragraph-properties fo:text-align="justify" style:justify-single-word="false"/>
      <style:text-properties style:font-name="AnjaliOldLipi" fo:font-size="10pt" officeooo:paragraph-rsid="001e26fc" style:font-size-asian="10pt" style:font-size-complex="10pt"/>
    </style:style>
    <style:style style:name="P5" style:family="paragraph" style:parent-style-name="Standard" style:list-style-name="L15">
      <style:paragraph-properties fo:text-align="justify" style:justify-single-word="false"/>
      <style:text-properties style:font-name="AnjaliOldLipi" fo:font-size="10pt" officeooo:paragraph-rsid="001e26fc" style:font-size-asian="10pt" style:font-size-complex="10pt"/>
    </style:style>
    <style:style style:name="P6" style:family="paragraph" style:parent-style-name="Standard" style:list-style-name="L16">
      <style:paragraph-properties fo:text-align="justify" style:justify-single-word="false"/>
      <style:text-properties style:font-name="AnjaliOldLipi" fo:font-size="10pt" officeooo:paragraph-rsid="001e26fc" style:font-size-asian="10pt" style:font-size-complex="10pt"/>
    </style:style>
    <style:style style:name="P7" style:family="paragraph" style:parent-style-name="Standard">
      <style:paragraph-properties fo:text-align="justify" style:justify-single-word="false"/>
      <style:text-properties style:font-name="AnjaliOldLipi" fo:font-size="10pt" fo:font-weight="bold" officeooo:paragraph-rsid="001e26fc"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AnjaliOldLipi" fo:font-size="10pt" style:text-underline-style="solid" style:text-underline-width="auto" style:text-underline-color="font-color" officeooo:paragraph-rsid="001e26fc" style:font-size-asian="10pt" style:font-size-complex="10pt"/>
    </style:style>
    <style:style style:name="P9" style:family="paragraph" style:parent-style-name="Text_20_body">
      <style:paragraph-properties fo:text-align="center" style:justify-single-word="false"/>
      <style:text-properties style:font-name="AnjaliOldLipi" fo:font-size="10pt" officeooo:paragraph-rsid="0020081b"/>
    </style:style>
    <style:style style:name="P10" style:family="paragraph" style:parent-style-name="Text_20_body">
      <style:paragraph-properties fo:text-align="justify" style:justify-single-word="false"/>
      <style:text-properties style:font-name="AnjaliOldLipi" fo:font-size="10pt" officeooo:paragraph-rsid="0020081b"/>
    </style:style>
    <style:style style:name="P11" style:family="paragraph" style:parent-style-name="Text_20_body">
      <style:paragraph-properties fo:text-align="justify" style:justify-single-word="false"/>
      <style:text-properties style:font-name="AnjaliOldLipi" fo:font-size="10pt" officeooo:paragraph-rsid="001e26fc"/>
    </style:style>
    <style:style style:name="P12"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333333" style:font-name="AnjaliOldLipi" fo:font-size="10pt" fo:letter-spacing="normal" fo:font-style="normal" fo:font-weight="normal" style:font-size-asian="10pt" style:font-size-complex="10pt"/>
    </style:style>
    <style:style style:name="P13"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officeooo:rsid="0020081b" officeooo:paragraph-rsid="0020081b" style:font-size-asian="10pt" style:font-weight-asian="bold" style:font-size-complex="10pt" style:font-weight-complex="bold"/>
    </style:style>
    <style:style style:name="P14"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15"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16" style:family="paragraph" style:parent-style-name="Text_20_body" style:list-style-name="L3">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17" style:family="paragraph" style:parent-style-name="Text_20_body" style:list-style-name="L4">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18"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officeooo:rsid="00212e6e" officeooo:paragraph-rsid="00212e6e" style:font-size-asian="10pt" style:font-size-complex="10pt"/>
    </style:style>
    <style:style style:name="P19"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officeooo:rsid="001ff2ca" officeooo:paragraph-rsid="0020081b" style:font-size-asian="10pt" style:font-size-complex="10pt"/>
    </style:style>
    <style:style style:name="P20" style:family="paragraph" style:parent-style-name="Text_20_body" style:list-style-name="L5">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size-complex="10pt"/>
    </style:style>
    <style:style style:name="P21" style:family="paragraph" style:parent-style-name="Text_20_body" style:list-style-name="L6">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size-complex="10pt"/>
    </style:style>
    <style:style style:name="P22"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officeooo:rsid="00257b9c" officeooo:paragraph-rsid="00257b9c" style:font-size-asian="10pt" style:font-weight-asian="normal" style:font-size-complex="10pt" style:font-weight-complex="normal"/>
    </style:style>
    <style:style style:name="P23"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weight-asian="normal" style:font-size-complex="10pt" style:font-weight-complex="normal"/>
    </style:style>
    <style:style style:name="P24" style:family="paragraph" style:parent-style-name="Text_20_body" style:list-style-name="L3">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weight-asian="normal" style:font-size-complex="10pt" style:font-weight-complex="normal"/>
    </style:style>
    <style:style style:name="P25" style:family="paragraph" style:parent-style-name="Text_20_body" style:list-style-name="L4">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weight-asian="normal" style:font-size-complex="10pt" style:font-weight-complex="normal"/>
    </style:style>
    <style:style style:name="P26"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AnjaliOldLipi" fo:font-size="10pt" fo:letter-spacing="normal" fo:font-style="normal" fo:font-weight="normal" officeooo:rsid="00212e6e" officeooo:paragraph-rsid="00212e6e" style:font-size-asian="10pt" style:font-weight-asian="normal" style:font-size-complex="10pt" style:font-weight-complex="normal"/>
    </style:style>
    <style:style style:name="P27"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AnjaliOldLipi" fo:font-size="10pt" fo:letter-spacing="normal" fo:font-style="normal" fo:font-weight="normal" officeooo:rsid="00247083" officeooo:paragraph-rsid="00247083" style:font-size-asian="10pt" style:font-weight-asian="normal" style:font-size-complex="10pt" style:font-weight-complex="normal"/>
    </style:style>
    <style:style style:name="T1" style:family="text">
      <style:text-properties fo:font-variant="normal" fo:text-transform="none" fo:color="#333333" style:font-name="Roboto" fo:letter-spacing="normal" fo:font-style="normal" fo:font-weight="bold" style:font-size-asian="10pt" style:font-size-complex="10pt"/>
    </style:style>
    <style:style style:name="T2" style:family="text">
      <style:text-properties fo:font-variant="normal" fo:text-transform="none" fo:color="#333333" style:font-name="Roboto" fo:letter-spacing="normal" fo:font-style="normal" fo:font-weight="normal"/>
    </style:style>
    <style:style style:name="T3" style:family="text">
      <style:text-properties fo:font-variant="normal" fo:text-transform="none" fo:color="#333333" style:font-name="Roboto" fo:letter-spacing="normal" fo:font-style="normal" fo:font-weight="normal" style:font-size-asian="10pt" style:font-size-complex="10pt"/>
    </style:style>
    <style:style style:name="T4" style:family="text">
      <style:text-properties fo:font-variant="normal" fo:text-transform="none" fo:color="#333333" style:font-name="Roboto" fo:letter-spacing="normal" fo:font-style="normal" style:text-underline-style="solid" style:text-underline-width="auto" style:text-underline-color="font-color" fo:font-weight="bold" officeooo:rsid="0020081b" style:font-size-asian="10pt" style:font-weight-asian="bold" style:font-size-complex="10pt" style:font-weight-complex="bold"/>
    </style:style>
    <style:style style:name="T5" style:family="text">
      <style:text-properties fo:font-variant="normal" fo:text-transform="none" fo:color="#333333" fo:letter-spacing="normal" fo:font-style="normal" fo:font-weight="bold" style:font-size-asian="10pt" style:font-size-complex="10pt"/>
    </style:style>
    <style:style style:name="T6" style:family="text">
      <style:text-properties fo:font-variant="normal" fo:text-transform="none" fo:color="#333333" fo:letter-spacing="normal" fo:font-style="normal" fo:font-weight="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officeooo:rsid="00238ebf"/>
    </style:style>
    <style:style style:name="T12" style:family="text">
      <style:text-properties officeooo:rsid="00257b9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Emphasis"><text:span text:style-name="T4">M2T1: Defining a Data Science Process</text:span></text:span></text:p>
      <text:p text:style-name="P10"><text:span text:style-name="Emphasis"><text:span text:style-name="T3"/></text:span></text:p>
      <text:p text:style-name="P11"><text:span text:style-name="Strong_20_Emphasis"><text:span text:style-name="Emphasis"><text:span text:style-name="T5">Framework One. Zumel and Mount, Practical Data Science with R, chapter 1:</text:span></text:span></text:span></text:p>
      <text:p text:style-name="P12"><text:span text:style-name="T9">Define the goal:</text:span><text:span text:style-name="T10"> </text:span>The first step in a data science process is to define a measurable and quantifiable goal.</text:p>
      <text:list xml:id="list20145207" text:style-name="L1">
        <text:list-item>
          <text:p text:style-name="P13">Why do the stakeholders want to do the project?</text:p>
          <text:list>
            <text:list-item>
              <text:p text:style-name="P18">Over the past year Credit One has seen a number of customers who have defaulted on loans they have secured. And Credit One, as their scoring service, could risk loosing business if they do not take clear actions to solve the problem. </text:p>
            </text:list-item>
          </text:list>
        </text:list-item>
        <text:list-item>
          <text:p text:style-name="P14">What do they need from it?. </text:p>
          <text:list>
            <text:list-item>
              <text:p text:style-name="P19">They need a way to understand how much credit to allow someone to use or, at a very least, if someone should be approved or not. </text:p>
            </text:list-item>
          </text:list>
        </text:list-item>
        <text:list-item>
          <text:p text:style-name="P14">Why is their current solution inadequate?</text:p>
          <text:list>
            <text:list-item>
              <text:p text:style-name="P26">Do they have, currently, any kind of way to understand how much credit to allow or to approve or deny a credit?. </text:p>
            </text:list-item>
          </text:list>
        </text:list-item>
        <text:list-item>
          <text:p text:style-name="P14">What resources do you need?</text:p>
          <text:list>
            <text:list-item>
              <text:p text:style-name="P26">A dataset to perform predictions?. </text:p>
            </text:list-item>
          </text:list>
        </text:list-item>
        <text:list-item>
          <text:p text:style-name="P14">How will the result of your project be deployed?</text:p>
          <text:list>
            <text:list-item>
              <text:p text:style-name="P27">Using Python <text:span text:style-name="T12">and a bunch of nice libraries. </text:span></text:p>
            </text:list-item>
          </text:list>
        </text:list-item>
      </text:list>
      <text:p text:style-name="P12"><text:span text:style-name="T8">Collect and manage data </text:span>T<text:span text:style-name="T11">ehh</text:span>his step includes identifying the data you need, then exploring and conditioning it. This is often the most time consuming step.</text:p>
      <text:list xml:id="list1320436404" text:style-name="L2">
        <text:list-item>
          <text:p text:style-name="P15">What data is available?</text:p>
          <text:list>
            <text:list-item>
              <text:p text:style-name="P22">I have a dataset </text:p>
            </text:list-item>
          </text:list>
        </text:list-item>
        <text:list-item>
          <text:p text:style-name="P15">Will it help to solve the problem? Is it enough?</text:p>
          <text:list>
            <text:list-item>
              <text:p text:style-name="P23"/>
            </text:list-item>
          </text:list>
        </text:list-item>
        <text:list-item>
          <text:p text:style-name="P15">Is the data quality good enough?</text:p>
          <text:list>
            <text:list-item>
              <text:p text:style-name="P23"/>
            </text:list-item>
          </text:list>
        </text:list-item>
      </text:list>
      <text:p text:style-name="P12"><text:span text:style-name="T8">Build the model </text:span>Here is where you try to extract useful insights from the data in order to achieve your goals.</text:p>
      <text:list xml:id="list4241987752" text:style-name="L3">
        <text:list-item>
          <text:p text:style-name="P16">Which techniques might I apply to build the model?</text:p>
          <text:list>
            <text:list-item>
              <text:p text:style-name="P24"><text:soft-page-break/></text:p>
            </text:list-item>
          </text:list>
        </text:list-item>
        <text:list-item>
          <text:p text:style-name="P16">How many techniques should I apply?</text:p>
          <text:list>
            <text:list-item>
              <text:p text:style-name="P24"/>
            </text:list-item>
          </text:list>
        </text:list-item>
      </text:list>
      <text:p text:style-name="P12"><text:span text:style-name="T8">Evaluate and critique the model </text:span>Once you have derived a model, you need to determine whether it meets your goals. If not, it’s time to loop back to the modeling step.</text:p>
      <text:list xml:id="list2121093947" text:style-name="L4">
        <text:list-item>
          <text:p text:style-name="P17">Is the model accurate enough to meet the stakeholders’ needs?</text:p>
          <text:list>
            <text:list-item>
              <text:p text:style-name="P25"/>
            </text:list-item>
          </text:list>
        </text:list-item>
        <text:list-item>
          <text:p text:style-name="P17">Does it perform better than "the obvious guess" and any techniques being used currently?</text:p>
          <text:list>
            <text:list-item>
              <text:p text:style-name="P17"/>
            </text:list-item>
          </text:list>
        </text:list-item>
        <text:list-item>
          <text:p text:style-name="P17">Do the results of the model make sense in the context of the real-world problem domain?</text:p>
        </text:list-item>
      </text:list>
      <text:p text:style-name="P12"><text:span text:style-name="T8">Present results and document </text:span>Once you have a model that meets your criteria, you will present your results to your project sponsor and   other stakeholders.</text:p>
      <text:list xml:id="list560216616" text:style-name="L5">
        <text:list-item>
          <text:p text:style-name="P20">How should stakeholders interpret the model?</text:p>
        </text:list-item>
        <text:list-item>
          <text:p text:style-name="P20">How confident should they be in its predictions?</text:p>
        </text:list-item>
        <text:list-item>
          <text:p text:style-name="P20">When should they potentially overrule the model’s predictions?</text:p>
        </text:list-item>
      </text:list>
      <text:p text:style-name="P12"><text:span text:style-name="T8">Deploy and maintain the model </text:span>Finally the model is put into But you still need to ensure that the model will run smoothly. In many cases this requires enhancement of the requirements based on customer feedback or in some cases fixing bugs.</text:p>
      <text:list xml:id="list1774486178" text:style-name="L6">
        <text:list-item>
          <text:p text:style-name="P21">How is the model to be handed off to "production"?</text:p>
        </text:list-item>
        <text:list-item>
          <text:p text:style-name="P21">How often, and under which circumstances, should the model be revised?</text:p>
        </text:list-item>
      </text:list>
      <text:p text:style-name="P1"><text:span text:style-name="T6"/></text:p>
      <text:p text:style-name="P1"><text:span text:style-name="T6"/></text:p>
      <text:p text:style-name="P1"><text:span text:style-name="T6"/></text:p>
      <text:p text:style-name="P1"><text:span text:style-name="T6"/></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Framework Two - BADIR (Jain and Sharma, Behind Every Good Decision, chapter 4):</text:p>
      <text:p text:style-name="P1"/>
      <text:p text:style-name="P8"><text:span text:style-name="T7">B</text:span>usiness question</text:p>
      <text:list xml:id="list1732605013" text:style-name="L12">
        <text:list-item>
          <text:p text:style-name="P2">What is the stated business question?</text:p>
        </text:list-item>
        <text:list-item>
          <text:p text:style-name="P2">What is the intent underlying the question (e.g., what is the context, what is the impacted segment, and what are stakeholders’ current thoughts about the underlying reasons?</text:p>
        </text:list-item>
        <text:list-item>
          <text:p text:style-name="P2">What business considerations (e.g., stakeholders, timeline, and cost) are likely to impact the analysis?</text:p>
        </text:list-item>
      </text:list>
      <text:p text:style-name="P1"/>
      <text:p text:style-name="P8"><text:span text:style-name="T7">A</text:span>nalysis plan</text:p>
      <text:list xml:id="list963516887" text:style-name="L13">
        <text:list-item>
          <text:p text:style-name="P3">What is the analysis goal?</text:p>
        </text:list-item>
        <text:list-item>
          <text:p text:style-name="P3">What hypotheses are to be tested?</text:p>
        </text:list-item>
        <text:list-item>
          <text:p text:style-name="P3">What data is required/available to test the hypotheses?</text:p>
        </text:list-item>
        <text:list-item>
          <text:p text:style-name="P3">What methodology(-ies) will you employ?</text:p>
        </text:list-item>
        <text:list-item>
          <text:p text:style-name="P3">What is the project plan (timeline and milestones, risks, phasing, prioritization, …)?</text:p>
          <text:p text:style-name="P3"/>
        </text:list-item>
      </text:list>
      <text:p text:style-name="P8"><text:span text:style-name="T7">D</text:span>ata collection</text:p>
      <text:list xml:id="list1939376563" text:style-name="L14">
        <text:list-item>
          <text:p text:style-name="P4">From where can the data be obtained?</text:p>
        </text:list-item>
        <text:list-item>
          <text:p text:style-name="P4">How must the data be cleansed and validated?</text:p>
          <text:p text:style-name="P4"/>
        </text:list-item>
      </text:list>
      <text:p text:style-name="P8"><text:span text:style-name="T7">I</text:span>nsights</text:p>
      <text:list xml:id="list172834125" text:style-name="L15">
        <text:list-item>
          <text:p text:style-name="P5">What patterns do you see in the data?</text:p>
        </text:list-item>
        <text:list-item>
          <text:p text:style-name="P5">Are each of the hypotheses proven or disproven?</text:p>
        </text:list-item>
        <text:list-item>
          <text:p text:style-name="P5">How much confidence should stakeholders place in the results?</text:p>
        </text:list-item>
        <text:list-item>
          <text:p text:style-name="P5">How do you rank your findings in terms of quantified impact on the business?</text:p>
        </text:list-item>
      </text:list>
      <text:p text:style-name="P1"/>
      <text:p text:style-name="P8"><text:span text:style-name="T7">R</text:span>ecommendation</text:p>
      <text:list xml:id="list3900069868" text:style-name="L16">
        <text:list-item>
          <text:p text:style-name="P6">How can you most effectively present the results of your analysis to your stakeholders (in terms they can understand and in alignment with information they’ll value)?</text:p>
        </text:list-item>
        <text:list-item>
          <text:p text:style-name="P6">Note: A generic template for a recommendation presentation or report might include:</text:p>
        </text:list-item>
        <text:list-item>
          <text:p text:style-name="P6">Objective</text:p>
          <text:list>
            <text:list-item>
              <text:p text:style-name="P6">Background (optional)</text:p>
            </text:list-item>
            <text:list-item>
              <text:p text:style-name="P6">Scope (optional)</text:p>
            </text:list-item>
            <text:list-item>
              <text:p text:style-name="P6">Approach (optional)</text:p>
            </text:list-item>
            <text:list-item>
              <text:p text:style-name="P6">Recommendations</text:p>
            </text:list-item>
            <text:list-item>
              <text:p text:style-name="P6">Key insights with impact</text:p>
            </text:list-item>
            <text:list-item>
              <text:p text:style-name="P6">Next step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5:28:43.169838561</meta:creation-date>
    <dc:date>2021-02-08T19:13:49.096158871</dc:date>
    <meta:editing-duration>PT30M53S</meta:editing-duration>
    <meta:editing-cycles>4</meta:editing-cycles>
    <meta:generator>LibreOffice/6.4.6.2$Linux_X86_64 LibreOffice_project/40$Build-2</meta:generator>
    <meta:document-statistic meta:table-count="0" meta:image-count="0" meta:object-count="0" meta:page-count="3" meta:paragraph-count="69" meta:word-count="706" meta:character-count="3923" meta:non-whitespace-character-count="3324"/>
  </office:meta>
</office:document-meta>
</file>